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12.218cm"/>
    </style:style>
    <style:style style:name="gr2" style:family="graphic" style:parent-style-name="text">
      <style:graphic-properties fo:min-height="0.712cm" fo:min-width="12.295cm"/>
    </style:style>
    <style:style style:name="gr3" style:family="graphic" style:parent-style-name="text">
      <style:graphic-properties fo:min-height="1.703cm" fo:min-width="12.194cm"/>
    </style:style>
    <style:style style:name="gr4" style:family="graphic">
      <style:graphic-properties style:protect="size"/>
    </style:style>
    <style:style style:name="gr5" style:family="graphic" style:parent-style-name="License_20_Info">
      <style:graphic-properties fo:min-height="0.993cm" fo:min-width="25.535cm"/>
    </style:style>
    <style:style style:name="gr6" style:family="graphic" style:parent-style-name="Email_20_address">
      <style:graphic-properties fo:min-height="0.992cm" fo:min-width="25.5cm"/>
    </style:style>
    <style:style style:name="gr7" style:family="graphic" style:parent-style-name="Small_20_Title">
      <style:graphic-properties fo:min-height="0.556cm" fo:min-width="25.5cm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</style:style>
    <style:style style:name="pr2" style:family="presentation" style:parent-style-name="unbranded-fedora-designninja-basetemplate-presentation-notes">
      <style:graphic-properties draw:fill-color="#ffffff" draw:auto-grow-height="true" fo:min-height="12.573cm" fo:min-width="16.771cm"/>
    </style:style>
    <style:style style:name="pr3" style:family="presentation" style:parent-style-name="unbranded-fedora-designninja-basetemplate-presentation-title">
      <style:graphic-properties fo:min-height="3.256cm" fo:min-width="24.699cm"/>
    </style:style>
    <style:style style:name="pr4" style:family="presentation" style:parent-style-name="unbranded-fedora-designninja-basetemplate-presentation-outline1">
      <style:graphic-properties fo:min-height="13.609cm" fo:min-width="24.699cm"/>
    </style:style>
    <style:style style:name="pr5" style:family="presentation" style:parent-style-name="unbranded-fedora-designninja-basetemplate-presentation-notes">
      <style:graphic-properties draw:fill-color="#ffffff" fo:min-height="12.322cm" fo:min-width="16.771cm"/>
    </style:style>
    <style:style style:name="pr6" style:family="presentation" style:parent-style-name="unbranded-fedora-designninja-basetemplate-presentation-title">
      <style:graphic-properties fo:min-height="3.256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draw:frame presentation:style-name="pr1" draw:text-style-name="P1" draw:layer="layout" svg:width="22.86cm" svg:height="3.625cm" svg:x="4.445cm" svg:y="5.54cm" presentation:class="title" presentation:user-transformed="true">
          <draw:text-box>
            <text:p>3 Languages: 2 You Might Know And 1 You Could Use</text:p>
          </draw:text-box>
        </draw:frame>
        <draw:frame draw:style-name="gr1" draw:layer="layout" svg:width="12.718cm" svg:height="1.568cm" svg:x="14.51cm" svg:y="13.695cm">
          <draw:text-box>
            <text:p>Kent Archie</text:p>
          </draw:text-box>
        </draw:frame>
        <draw:frame draw:style-name="gr2" draw:layer="layout" svg:width="12.795cm" svg:height="0.988cm" svg:x="14.51cm" svg:y="13.008cm">
          <draw:text-box>
            <text:p>PRESENTED BY:</text:p>
          </draw:text-box>
        </draw:frame>
        <draw:frame draw:style-name="gr3" draw:layer="layout" svg:width="12.694cm" svg:height="1.953cm" svg:x="14.51cm" svg:y="15.092cm">
          <draw:text-box>
            <text:p>kentarchie@gmail.com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3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6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5" draw:layer="layout" svg:width="26.035cm" svg:height="1.243cm" svg:x="1.271cm" svg:y="18.82cm">
          <draw:text-box>
            <text:p>License statement goes here. Creative Commons licenses are good.</text:p>
            <text:p/>
          </draw:text-box>
        </draw:frame>
        <draw:frame draw:style-name="gr6" draw:layer="layout" svg:width="26cm" svg:height="1.242cm" svg:x="1.271cm" svg:y="16.6cm">
          <draw:text-box>
            <text:p>kentarchie@gmail.com</text:p>
          </draw:text-box>
        </draw:frame>
        <draw:frame draw:style-name="gr7" draw:layer="layout" svg:width="26cm" svg:height="0.831cm" svg:x="1.271cm" svg:y="16.073cm">
          <draw:text-box>
            <text:p>CONTACT: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top="0cm" fo:margin-bottom="0.4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20:55:08.301429441</meta:creation-date>
    <meta:editing-duration>PT1M41S</meta:editing-duration>
    <meta:editing-cycles>2</meta:editing-cycles>
    <meta:generator>LibreOffice/6.0.7.3$Linux_X86_64 LibreOffice_project/00m0$Build-3</meta:generator>
    <dc:description>Based on "Base presentation template file" by Máirín Duffy (https://mairin.wordpress.com/2010/07/09/fedora-design-bounty-fedora-slide-deck-template/). License: CC-BY-SA</dc:description>
    <dc:date>2020-04-10T21:47:38.782558157</dc:date>
    <meta:document-statistic meta:object-count="37"/>
    <meta:template xlink:type="simple" xlink:actuate="onRequest" xlink:title="fedora-clean-grey" xlink:href="../../../../../Templates/Presentations/fedora-clean-grey.otp" meta:date="2020-04-10T20:55:07.846590872"/>
  </office:meta>
</office:document-meta>
</file>